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8635" officeooo:paragraph-rsid="00058635"/>
    </style:style>
    <style:style style:name="P2" style:family="paragraph" style:parent-style-name="Standard">
      <style:text-properties officeooo:paragraph-rsid="00058635"/>
    </style:style>
    <style:style style:name="P3" style:family="paragraph" style:parent-style-name="Standard">
      <style:text-properties officeooo:rsid="0006ac1b" officeooo:paragraph-rsid="0006ac1b"/>
    </style:style>
    <style:style style:name="T1" style:family="text">
      <style:text-properties officeooo:rsid="000586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Overview of recent NVIDIA research topics in computer graphics and VR/AR</text:span></text:p>
      <text:p text:style-name="P1"/>
      <text:p text:style-name="P1">Computer Graphics:</text:p>
      <text:p text:style-name="P1">Optimizing zero values in video game shaders</text:p>
      <text:p text:style-name="P1">Efficiently render lots of light sources (millions) for ray tracing</text:p>
      <text:p text:style-name="P1">Medical AR</text:p>
      <text:p text:style-name="P1">Training ML Algorithms with limited data</text:p>
      <text:p text:style-name="P1">Structural Similarity Index for ML Algorithms</text:p>
      <text:p text:style-name="P1"/>
      <text:p text:style-name="P1">VR/AR:</text:p>
      <text:p text:style-name="P3">Variety of image optimization researc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3T13:05:07.973000000</meta:creation-date>
    <dc:date>2020-11-03T13:17:01.144000000</dc:date>
    <meta:editing-duration>PT1M43S</meta:editing-duration>
    <meta:editing-cycles>1</meta:editing-cycles>
    <meta:document-statistic meta:table-count="0" meta:image-count="0" meta:object-count="0" meta:page-count="1" meta:paragraph-count="9" meta:word-count="50" meta:character-count="340" meta:non-whitespace-character-count="299"/>
    <meta:generator>LibreOffice/6.3.0.4$Windows_X86_64 LibreOffice_project/057fc023c990d676a43019934386b85b21a9ee99</meta:generator>
  </office:meta>
</office:document-meta>
</file>